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4" style:family="graphic" style:parent-style-name="standard">
      <style:graphic-properties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width="0.01cm" draw:marker-start-width="0.215cm" draw:marker-end="Стили_20_стрелок_20_1" draw:marker-end-width="0.315cm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marker-end="Стили_20_стрелок_20_1"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marker-end="Стили_20_стрелок_20_1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svg:stroke-width="0.01cm" draw:marker-start-width="0.215cm" draw:marker-end="Стили_20_стрелок_20_1" draw:marker-end-width="0.315cm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.525cm" fo:min-width="0.0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language="ru" fo:country="RU"/>
    </style:style>
    <style:style style:name="P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.991cm" svg:height="1.217cm" svg:x="3.775cm" svg:y="12.958cm">
          <draw:text-box>
            <text:p text:style-name="P1"><text:span text:style-name="T1">Коэффициент</text:span></text:p>
            <text:p text:style-name="P1"><text:span text:style-name="T1">усиления</text:span></text:p>
          </draw:text-box>
        </draw:frame>
        <draw:rect draw:style-name="gr2" draw:text-style-name="P2" xml:id="id3" draw:id="id3" draw:layer="layout" svg:width="3.2cm" svg:height="1.6cm" svg:x="2.4cm" svg:y="5.609cm">
          <text:p text:style-name="P1"><text:span text:style-name="T1">Фильтрация</text:span></text:p>
        </draw:rect>
        <draw:rect draw:style-name="gr2" draw:text-style-name="P2" xml:id="id1" draw:id="id1" draw:layer="layout" svg:width="3.2cm" svg:height="1.6cm" svg:x="2.4cm" svg:y="8cm">
          <text:p text:style-name="P1"><text:span text:style-name="T1">Сегментация</text:span></text:p>
        </draw:rect>
        <draw:rect draw:style-name="gr2" draw:text-style-name="P2" xml:id="id2" draw:id="id2" draw:layer="layout" svg:width="3.2cm" svg:height="1.6cm" svg:x="2.4cm" svg:y="10.2cm">
          <text:p text:style-name="P1"><text:span text:style-name="T1">Оконная </text:span></text:p>
          <text:p text:style-name="P1"><text:span text:style-name="T1">обработка</text:span></text:p>
        </draw:rect>
        <draw:connector draw:style-name="gr3" draw:text-style-name="P1" draw:layer="layout" svg:x1="4cm" svg:y1="9.6cm" svg:x2="4cm" svg:y2="10.2cm" draw:start-shape="id1" draw:start-glue-point="2" draw:end-shape="id2" draw:end-glue-point="0" svg:d="m4000 9600v600">
          <text:p/>
        </draw:connector>
        <draw:connector draw:style-name="gr3" draw:text-style-name="P1" draw:layer="layout" svg:x1="4cm" svg:y1="7.209cm" svg:x2="4cm" svg:y2="8cm" draw:start-shape="id3" draw:start-glue-point="2" draw:end-shape="id1" draw:end-glue-point="0" svg:d="m4000 7209v791">
          <text:p/>
        </draw:connector>
        <draw:rect draw:style-name="gr4" draw:text-style-name="P3" xml:id="id6" draw:id="id6" draw:layer="layout" svg:width="3.2cm" svg:height="1.6cm" svg:x="6.8cm" svg:y="10.2cm">
          <text:p text:style-name="P3"><text:span text:style-name="T2">Краткосрочный</text:span></text:p>
          <text:p text:style-name="P3"><text:span text:style-name="T2">анализ</text:span></text:p>
        </draw:rect>
        <draw:rect draw:style-name="gr5" draw:text-style-name="P5" xml:id="id4" draw:id="id4" draw:layer="layout" svg:width="3.2cm" svg:height="1.466cm" svg:x="6.8cm" svg:y="5.575cm">
          <text:p text:style-name="P4"><text:span text:style-name="T3">Анализирующий </text:span></text:p>
          <text:p text:style-name="P4"><text:span text:style-name="T3">фильтр</text:span></text:p>
        </draw:rect>
        <draw:rect draw:style-name="gr2" draw:text-style-name="P2" xml:id="id5" draw:id="id5" draw:layer="layout" svg:width="3.2cm" svg:height="1.2cm" svg:x="10.2cm" svg:y="8.825cm">
          <text:p text:style-name="P1"><text:span text:style-name="T1">Долгосрочный</text:span></text:p>
          <text:p text:style-name="P1"><text:span text:style-name="T1">анализ</text:span></text:p>
        </draw:rect>
        <draw:connector draw:style-name="gr3" draw:text-style-name="P1" draw:layer="layout" svg:x1="10cm" svg:y1="6.308cm" svg:x2="11.8cm" svg:y2="8.825cm" draw:start-shape="id4" draw:start-glue-point="1" draw:end-shape="id5" draw:end-glue-point="0" svg:d="m10000 6308h1800v2517">
          <text:p/>
        </draw:connector>
        <draw:connector draw:style-name="gr6" draw:text-style-name="P1" draw:layer="layout" svg:x1="3.995cm" svg:y1="4.461cm" svg:x2="4cm" svg:y2="5.609cm" draw:end-shape="id3" svg:d="m3995 4461v324h5v824">
          <text:p/>
        </draw:connector>
        <draw:connector draw:style-name="gr7" draw:text-style-name="P1" draw:layer="layout" svg:x1="5.6cm" svg:y1="11cm" svg:x2="6.8cm" svg:y2="11cm" draw:start-shape="id2" draw:start-glue-point="1" draw:end-shape="id6" draw:end-glue-point="3" svg:d="m5600 11000h1200">
          <text:p/>
        </draw:connector>
        <draw:connector draw:style-name="gr8" draw:text-style-name="P1" draw:layer="layout" svg:x1="5.6cm" svg:y1="6.409cm" svg:x2="6.105cm" svg:y2="12.78cm" draw:start-shape="id3" draw:start-glue-point="1" svg:d="m5600 6409h503v6371h2">
          <text:p/>
        </draw:connector>
        <draw:connector draw:style-name="gr9" draw:text-style-name="P1" draw:layer="layout" svg:x1="11.8cm" svg:y1="10.025cm" svg:x2="11.797cm" svg:y2="12.791cm" draw:start-shape="id5" draw:start-glue-point="2" svg:d="m11800 10025v1634h-3v1132">
          <text:p/>
        </draw:connector>
        <draw:frame draw:style-name="gr1" draw:text-style-name="P7" xml:id="id10" draw:id="id10" draw:layer="layout" svg:width="3.88cm" svg:height="1.7cm" svg:x="6.57cm" svg:y="13.275cm">
          <draw:text-box>
            <text:p text:style-name="P6"><text:span text:style-name="T1">Параметров </text:span></text:p>
            <text:p text:style-name="P6"><text:span text:style-name="T1">кратковременного </text:span></text:p>
            <text:p text:style-name="P6"><text:span text:style-name="T1">предсказания </text:span></text:p>
          </draw:text-box>
        </draw:frame>
        <draw:rect draw:style-name="gr10" draw:text-style-name="P2" xml:id="id7" draw:id="id7" draw:layer="layout" svg:width="2.075cm" svg:height="3.475cm" svg:x="3.95cm" svg:y="22.225cm">
          <text:p text:style-name="P2"><text:span text:style-name="T1">Кодовая </text:span></text:p>
          <text:p text:style-name="P2"><text:span text:style-name="T1">книга</text:span></text:p>
        </draw:rect>
        <draw:custom-shape draw:style-name="gr11" draw:text-style-name="P8" xml:id="id8" draw:id="id8" draw:layer="layout" svg:width="0.8cm" svg:height="0.8cm" svg:x="8.195cm" svg:y="23.6cm">
          <text:p text:style-name="P1"><text:span text:style-name="T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6.025cm" svg:y1="23.962cm" svg:x2="8.195cm" svg:y2="24cm" draw:start-shape="id7" draw:start-glue-point="1" draw:end-shape="id8" draw:end-glue-point="6" svg:d="m6025 23962h1085v38h1085">
          <text:p/>
        </draw:connector>
        <draw:connector draw:style-name="gr3" draw:text-style-name="P1" draw:layer="layout" svg:x1="8.554cm" svg:y1="22.58cm" svg:x2="8.595cm" svg:y2="23.6cm" draw:end-shape="id8" draw:end-glue-point="4" svg:d="m8554 22580v260h41v760">
          <text:p/>
        </draw:connector>
        <draw:connector draw:style-name="gr12" draw:text-style-name="P1" draw:layer="layout" svg:x1="8.995cm" svg:y1="24cm" svg:x2="9.95cm" svg:y2="23.925cm" draw:start-shape="id8" draw:start-glue-point="10" draw:end-shape="id9" draw:end-glue-point="3" svg:d="m8995 24000h478v-75h477">
          <text:p/>
        </draw:connector>
        <draw:rect draw:style-name="gr2" draw:text-style-name="P2" xml:id="id11" draw:id="id11" draw:layer="layout" svg:width="3.2cm" svg:height="1.6cm" svg:x="14.45cm" svg:y="23.05cm">
          <text:p text:style-name="P1"><text:span text:style-name="T1">Де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10" draw:text-style-name="P2" xml:id="id9" draw:id="id9" draw:layer="layout" svg:width="3.2cm" svg:height="1.6cm" svg:x="9.95cm" svg:y="23.125cm">
          <text:p text:style-name="P2"><text:span text:style-name="T1">Предсказатель</text:span></text:p>
        </draw:rect>
        <draw:frame draw:style-name="gr13" draw:layer="layout" svg:width="3.715cm" svg:height="1.7cm" svg:x="12.025cm" svg:y="10.575cm">
          <draw:text-box>
            <text:p text:style-name="P6"><text:span text:style-name="T1">Параметры </text:span></text:p>
            <text:p text:style-name="P6"><text:span text:style-name="T1">долговременного </text:span></text:p>
            <text:p text:style-name="P6"><text:span text:style-name="T1">предсказания</text:span></text:p>
          </draw:text-box>
        </draw:frame>
        <draw:connector draw:style-name="gr6" draw:text-style-name="P1" draw:layer="layout" svg:x1="8.4cm" svg:y1="10.2cm" svg:x2="8.4cm" svg:y2="7.041cm" draw:start-shape="id6" draw:end-shape="id4" draw:end-glue-point="2" svg:d="m8400 10200v-3159">
          <text:p/>
        </draw:connector>
        <draw:connector draw:style-name="gr9" draw:text-style-name="P1" draw:layer="layout" svg:x1="8.4cm" svg:y1="11.8cm" svg:x2="8.51cm" svg:y2="13.275cm" draw:start-shape="id6" draw:start-glue-point="2" draw:end-shape="id10" svg:d="m8400 11800v740h110v735">
          <text:p/>
        </draw:connector>
        <draw:frame draw:style-name="gr1" draw:text-style-name="P1" draw:layer="layout" svg:width="2.344cm" svg:height="1.7cm" svg:x="1.906cm" svg:y="3.675cm">
          <draw:text-box>
            <text:p text:style-name="P1">Исходный</text:p>
            <text:p text:style-name="P1">речевой</text:p>
            <text:p text:style-name="P1">сигнал</text:p>
          </draw:text-box>
        </draw:frame>
        <draw:connector draw:style-name="gr3" draw:text-style-name="P1" draw:layer="layout" svg:x1="13.15cm" svg:y1="23.925cm" svg:x2="14.45cm" svg:y2="23.85cm" draw:start-shape="id9" draw:start-glue-point="1" draw:end-shape="id11" draw:end-glue-point="3" svg:d="m13150 23925h650v-75h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gor </meta:initial-creator>
    <meta:creation-date>2011-12-06T15:18:00.13</meta:creation-date>
    <dc:date>2012-01-11T22:25:12.65</dc:date>
    <meta:editing-duration>PT6H46M20S</meta:editing-duration>
    <meta:editing-cycles>20</meta:editing-cycles>
    <meta:generator>OpenOffice.org/3.3$Win32 OpenOffice.org_project/330m20$Build-9567</meta:generator>
    <meta:document-statistic meta:object-count="27"/>
  </office:meta>
</office:document-meta>
</file>